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3.3807in"/>
    </style:style>
    <style:style style:name="co4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2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_tabl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1" table:default-cell-style-name="Default"/>
        <table:table-row table:style-name="ro1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021"/>
        </table:table-row>
        <table:table-row table:style-name="ro1">
          <table:table-cell table:style-name="ce2" office:value-type="string" calcext:value-type="string">
            <text:p>bib_type</text:p>
          </table:table-cell>
          <table:table-cell table:style-name="ce2" office:value-type="string" calcext:value-type="string">
            <text:p>custom</text:p>
          </table:table-cell>
          <table:table-cell table:style-name="ce2" office:value-type="string" calcext:value-type="string">
            <text:p>Category for entry type.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bibtexkey</text:p>
          </table:table-cell>
          <table:table-cell table:style-name="ce2" office:value-type="string" calcext:value-type="string">
            <text:p>custom</text:p>
          </table:table-cell>
          <table:table-cell table:style-name="ce2" office:value-type="string" calcext:value-type="string">
            <text:p>Identifier for reference entry (primary key).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Author(s) of 'title'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kauth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Author(s) of 'booktitle'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Editor(s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University or simil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Manual/website publisher or event spons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Publisher(s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k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boo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n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multi-volume boo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urnal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Or ‘journal’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Or ‘journaltitle’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ue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journal special issu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nt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conferenceor ev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Publication seri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Volume of journal or multi-volume boo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ed issue of journal or book in seri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Chapter number of '@inCollection'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 of physical part of logical volu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on-number issue of journ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s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 of volumes for multi-volume wor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ion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As *integer* rather than ordin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Revision number for software or manu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stat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Publication state.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ages</text:p>
          </table:table-cell>
          <table:table-cell office:value-type="string" calcext:value-type="string">
            <text:p>Page list or rang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etotal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Total number of pag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Publication ye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Publication date as *YYYY-MM-DD*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nt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Conference or event dat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ccess date for 'url'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UR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igital Object Identifi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Type of '@manual', '@report', or '@thesis'.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Language of wor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International Standard Book Numb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International Standard Serial Numb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European Article Number.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ile</text:p>
          </table:table-cell>
          <table:table-cell office:value-type="string" calcext:value-type="string">
            <text:p>Local link to fi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ome of editorial or institu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Location of an ev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omments (annotations) related to the entry.</text:p>
          </table:table-cell>
          <table:table-cell table:number-columns-repeated="1021"/>
        </table:table-row>
      </table:table>
      <table:table table:name="file_list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1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022"/>
        </table:table-row>
        <table:table-row table:style-name="ro1">
          <table:table-cell office:value-type="string" calcext:value-type="string">
            <text:p>bibtexkey</text:p>
          </table:table-cell>
          <table:table-cell office:value-type="string" calcext:value-type="string">
            <text:p>Identifier for respective reference entry (foreign key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ame of the file (used as primary key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me</text:p>
          </table:table-cell>
          <table:table-cell office:value-type="string" calcext:value-type="string">
            <text:p>MIME type, required by **JabRef**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Brief description of file.</text:p>
          </table:table-cell>
          <table:table-cell table:number-columns-repeated="1022"/>
        </table:table-row>
      </table:table>
      <table:table table:name="entry_type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8:07:42.8300240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5T15:07:49.682770534</meta:creation-date>
    <dc:date>2021-01-24T18:11:14.751810843</dc:date>
    <meta:editing-duration>PT50M31S</meta:editing-duration>
    <meta:editing-cycles>23</meta:editing-cycles>
    <meta:generator>LibreOffice/6.4.6.2$Linux_X86_64 LibreOffice_project/40$Build-2</meta:generator>
    <meta:document-statistic meta:table-count="3" meta:cell-count="139" meta:object-count="0"/>
  </office:meta>
</office:document-meta>
</file>